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MML symbol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eX</text:p>
          </table:table-cell>
          <table:table-cell table:style-name="ce1" office:value-type="string" calcext:value-type="string">
            <text:p>PMML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relation1.e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ix:=</text:p>
          </table:table-cell>
          <table:table-cell office:value-type="string" calcext:value-type="string">
            <text:p>infix:&lt;mo form="infix"&gt;=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1.impli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fixr:\implies</text:p>
          </table:table-cell>
          <table:table-cell office:value-type="string" calcext:value-type="string">
            <text:p>infixr:&lt;mo form="infix"&gt;⇒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1.a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fixl:\land</text:p>
          </table:table-cell>
          <table:table-cell office:value-type="string" calcext:value-type="string">
            <text:p>infixl:&lt;mo form="infix"&gt;∧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1.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fixl:\lor</text:p>
          </table:table-cell>
          <table:table-cell office:value-type="string" calcext:value-type="string">
            <text:p>infixl:&lt;mo form="infix"&gt;∨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1.forall</text:p>
          </table:table-cell>
          <table:table-cell table:number-columns-repeated="2"/>
          <table:table-cell office:value-type="string" calcext:value-type="string">
            <text:p>sym:&lt;mo&gt;∀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1.exists</text:p>
          </table:table-cell>
          <table:table-cell table:number-columns-repeated="2"/>
          <table:table-cell office:value-type="string" calcext:value-type="string">
            <text:p>sym:&lt;mo&gt;∃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1.true</text:p>
          </table:table-cell>
          <table:table-cell table:number-columns-repeated="2"/>
          <table:table-cell office:value-type="string" calcext:value-type="string">
            <text:p>sym:&lt;mi&gt;true&lt;/mi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1.false</text:p>
          </table:table-cell>
          <table:table-cell table:number-columns-repeated="2"/>
          <table:table-cell office:value-type="string" calcext:value-type="string">
            <text:p>sym:&lt;mi&gt;false&lt;/mi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th1.tim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ixl:*</text:p>
          </table:table-cell>
          <table:table-cell office:value-type="string" calcext:value-type="string">
            <text:p>infixl:&lt;mo form="infix"&gt;⋅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th1.divid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nfixl:/</text:p>
          </table:table-cell>
          <table:table-cell office:value-type="string" calcext:value-type="string">
            <text:p>infixl:&lt;mo form="infix"&gt;/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th1.pl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fixl:+</text:p>
          </table:table-cell>
          <table:table-cell office:value-type="string" calcext:value-type="string">
            <text:p>infixl:&lt;mo form="infix"&gt;+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th1.minu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infixl:-</text:p>
          </table:table-cell>
          <table:table-cell office:value-type="string" calcext:value-type="string">
            <text:p>infixl:&lt;mo form="infix"&gt;−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th1.unary_minu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efix:-</text:p>
          </table:table-cell>
          <table:table-cell office:value-type="string" calcext:value-type="string">
            <text:p>prefix:&lt;mo form="prefix"&gt;−&lt;/mo&gt;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ith1.ab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th1.gc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th1.lc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th1.pow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th1.produc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rith1.roo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ger1.factorial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ostfix:!</text:p>
          </table:table-cell>
          <table:table-cell office:value-type="string" calcext:value-type="string">
            <text:p>postfix:&lt;mo form="postfix"&gt;!&lt;/mo&gt;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lculus1.dif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culus1.nthdif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culus1.partialdiff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culus1.i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lculus1.defi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x1.complex_cartesia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x1.rea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efix:\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x1.imaginary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efix:\Im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x1.complex_pola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x1.argu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mplex1.conjug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restrictio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domai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ran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imag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identit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left_inver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right_inver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inver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left_compo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1.lambd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2.kern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2.predicate_on_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ns2.right_compo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ger1.quoti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ger1.remainde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integer_inter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inter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oriented_inter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interval_o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interval_c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interval_o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terval1.interval_co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 style:data-style-name="N2" text:time-value="11:32:52.825657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que Unruh</meta:initial-creator>
    <meta:creation-date>2015-08-24T18:49:11.551692326</meta:creation-date>
    <dc:date>2015-09-04T11:42:14.174149565</dc:date>
    <dc:creator>Dominique Unruh</dc:creator>
    <meta:editing-duration>PT14H4M38S</meta:editing-duration>
    <meta:editing-cycles>23</meta:editing-cycles>
    <meta:generator>LibreOffice/4.2.8.2$Linux_X86_64 LibreOffice_project/420m0$Build-2</meta:generator>
    <meta:document-statistic meta:table-count="1" meta:cell-count="95" meta:object-count="0"/>
  </office:meta>
</office:document-meta>
</file>